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3.891cm" style:rel-column-width="15000*"/>
    </style:style>
    <style:style style:name="Table1.B" style:family="table-column">
      <style:table-column-properties style:column-width="13.109cm" style:rel-column-width="5053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style:min-row-height="0.582cm" fo:keep-together="auto"/>
    </style:style>
    <style:style style:name="Table1.4" style:family="table-row">
      <style:table-row-properties style:min-row-height="0.582cm"/>
    </style:style>
    <style:style style:name="P1" style:family="paragraph" style:parent-style-name="Title">
      <style:text-properties style:font-name="Liberation Serif" fo:font-size="18pt" fo:font-weight="normal" officeooo:rsid="0007f17f" officeooo:paragraph-rsid="0007f17f" style:font-size-asian="15.75pt" style:font-weight-asian="normal" style:font-size-complex="18pt" style:font-weight-complex="normal"/>
    </style:style>
    <style:style style:name="P2" style:family="paragraph" style:parent-style-name="Text_20_body">
      <style:paragraph-properties fo:text-align="center" style:justify-single-word="false"/>
      <style:text-properties style:font-name="Liberation Serif" fo:font-size="18pt" fo:font-weight="normal" officeooo:rsid="0007f17f" officeooo:paragraph-rsid="0007f17f" style:font-size-asian="15.75pt" style:font-weight-asian="normal" style:font-size-complex="18pt" style:font-weight-complex="normal"/>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7f17f" officeooo:paragraph-rsid="0007f17f"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justify" style:justify-single-word="false">
        <style:tab-stops>
          <style:tab-stop style:position="5.558cm"/>
          <style:tab-stop style:position="9.694cm"/>
          <style:tab-stop style:position="9.894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1e68" officeooo:paragraph-rsid="00081e6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paragraph-properties fo:text-align="justify" style:justify-single-word="false"/>
      <style:text-properties style:font-name="Liberation Serif" fo:font-size="12pt" fo:font-weight="normal" officeooo:rsid="0007f17f" officeooo:paragraph-rsid="0007f17f" style:font-size-asian="10.5pt" style:font-weight-asian="normal" style:font-size-complex="12pt" style:font-weight-complex="normal"/>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Heading_20_1">
      <style:paragraph-properties fo:break-before="page"/>
      <style:text-properties officeooo:rsid="0011fd6b" officeooo:paragraph-rsid="0011fd6b"/>
    </style:style>
    <style:style style:name="P12" style:family="paragraph" style:parent-style-name="Heading_20_1">
      <style:text-properties officeooo:rsid="0011fd6b" officeooo:paragraph-rsid="0011fd6b"/>
    </style:style>
    <style:style style:name="P13" style:family="paragraph" style:parent-style-name="Text_20_body">
      <style:text-properties officeooo:paragraph-rsid="0011fd6b"/>
    </style:style>
    <style:style style:name="T1" style:family="text">
      <style:text-properties officeooo:rsid="0011fd6b"/>
    </style:style>
    <style:style style:name="T2" style:family="text">
      <style:text-properties officeooo:rsid="000a6e72"/>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blin City University</text:p>
      <text:p text:style-name="P2">School of Computing</text:p>
      <text:p text:style-name="P2">Year 4 Project</text:p>
      <text:p text:style-name="P2">SecureYAC</text:p>
      <text:p text:style-name="P2"/>
      <text:p text:style-name="P2"><text:span text:style-name="T1">User</text:span> manual</text:p>
      <text:p text:style-name="P2"/>
      <table:table table:name="Table1" table:style-name="Table1" table:template-name="Default Style">
        <table:table-column table:style-name="Table1.A"/>
        <table:table-column table:style-name="Table1.B"/>
        <table:table-row>
          <table:table-cell table:style-name="Table1.A1" office:value-type="string">
            <text:p text:style-name="P3">Student:</text:p>
          </table:table-cell>
          <table:table-cell table:style-name="Table1.B1" office:value-type="string">
            <text:p text:style-name="P4">Eryk Zygmunt Styczynski</text:p>
          </table:table-cell>
        </table:table-row>
        <table:table-row>
          <table:table-cell table:style-name="Table1.A2" office:value-type="string">
            <text:p text:style-name="P3">Student:</text:p>
          </table:table-cell>
          <table:table-cell table:style-name="Table1.B2" office:value-type="string">
            <text:p text:style-name="P5">Liucija Paulina Adomaviciute <text:span text:style-name="T2">21790411</text:span></text:p>
          </table:table-cell>
        </table:table-row>
        <table:table-row table:style-name="Table1.3">
          <table:table-cell table:style-name="Table1.A2" office:value-type="string">
            <text:p text:style-name="P3">Supervisor:</text:p>
          </table:table-cell>
          <table:table-cell table:style-name="Table1.B2" office:value-type="string">
            <text:p text:style-name="P6">Geoff Hamilton</text:p>
          </table:table-cell>
        </table:table-row>
        <table:table-row table:style-name="Table1.4">
          <table:table-cell table:style-name="Table1.A2" office:value-type="string">
            <text:p text:style-name="P3">Date of Completion:</text:p>
          </table:table-cell>
          <table:table-cell table:style-name="Table1.B2" office:value-type="string">
            <text:p text:style-name="P7">XX/04/2025</text:p>
          </table:table-cell>
        </table:table-row>
      </table:table>
      <text:p text:style-name="P2"/>
      <text:p text:style-name="P8"/>
      <text:p text:style-name="P8">SecureYAC is a messaging application with a focus on encryption and security. The goal of the project is to provide a cryptographically secure communications channel that does not depend on third-parties. It establishes a direct connection between users using a custom peer-to-peer networking protocol based on Tox. The identity creation, verification, and authentication is handled by the X3DH key agreement protocol. The users export key bundles and share them with others to establish connection and the Double Ratchet algorithm is used to exchange encrypted messages.</text:p>
      <text:p text:style-name="P8"/>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p text:style-name="P10"><text:a xlink:type="simple" xlink:href="#__RefHeading___Toc183_1324830624" text:style-name="Index_20_Link" text:visited-style-name="Index_20_Link">1. Installation<text:tab/>3</text:a></text:p>
          <text:p text:style-name="P10"><text:a xlink:type="simple" xlink:href="#__RefHeading___Toc185_1324830624" text:style-name="Index_20_Link" text:visited-style-name="Index_20_Link">2. User Guide<text:tab/>3</text:a></text:p>
        </text:index-body>
      </text:table-of-content>
      <text:p text:style-name="P8"/>
      <text:h text:style-name="P11" text:outline-level="1"><text:bookmark-start text:name="__RefHeading___Toc183_1324830624"/>Installation<text:bookmark-end text:name="__RefHeading___Toc183_1324830624"/></text:h>
      <text:h text:style-name="P12" text:outline-level="1"><text:bookmark-start text:name="__RefHeading___Toc185_1324830624"/>User Guide<text:bookmark-end text:name="__RefHeading___Toc185_1324830624"/></text:h>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Liberation Serif" fo:font-family="'Liberation Serif'" style:font-family-generic="roman" style:font-pitch="variable" fo:font-size="18pt" fo:font-weight="bold" officeooo:rsid="000f42d7"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0pt" officeooo:rsid="000c2c83" officeooo:paragraph-rsid="000c2c83" style:font-size-asian="10pt" style:font-size-complex="10pt"/>
    </style:style>
    <style:style style:name="MP2" style:family="paragraph" style:parent-style-name="Header">
      <style:paragraph-properties fo:text-align="end" style:justify-single-word="false"/>
      <style:text-properties fo:font-size="10pt" officeooo:rsid="000c2c83" officeooo:paragraph-rsid="000c2c83" style:font-size-asian="10pt" style:font-size-complex="10pt"/>
    </style:style>
    <style:style style:name="MT1" style:family="text">
      <style:text-properties fo:color="#000000" loext:opacity="1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 Z. <text:span text:style-name="MT1">Styczynski, L. P. Adomaviciute</text:span></text:p>
      </style:header>
      <style:header-left>
        <text:p text:style-name="MP2">SecureYAC</text:p>
      </style:header-left>
      <style:header-first>
        <text:p text:style-name="Header"/>
      </style:header-first>
      <style:footer>
        <text:p text:style-name="Footer"><text:page-number text:select-page="current">3</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5T14:34:43.860049911</meta:creation-date>
    <dc:date>2025-03-25T14:59:25.417255720</dc:date>
    <meta:editing-duration>PT21M16S</meta:editing-duration>
    <meta:editing-cycles>9</meta:editing-cycles>
    <meta:generator>LibreOffice/25.2.1.2$Linux_X86_64 LibreOffice_project/520$Build-2</meta:generator>
    <meta:document-statistic meta:table-count="1" meta:image-count="0" meta:object-count="0" meta:page-count="3" meta:paragraph-count="22" meta:word-count="136" meta:character-count="897" meta:non-whitespace-character-count="785"/>
  </office:meta>
</office:document-meta>
</file>